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4af4" officeooo:paragraph-rsid="000a4a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éer la page de commande de plats d’un restaurant en ligne.</text:p>
      <text:p text:style-name="P1"/>
      <text:p text:style-name="P1">Parcours client :</text:p>
      <text:p text:style-name="P1">Début</text:p>
      <text:p text:style-name="P1">&gt;liste déroulante des plats (entrées/plats/desserts/boissons) avec des boutons + et - dans le panier</text:p>
      <text:p text:style-name="P1">&gt;total commande avec possibilité modif + et - + choix mode de livraison (checkboxes)</text:p>
      <text:p text:style-name="P1">&gt;formulaire de coordonnées+commentaire</text:p>
      <text:p text:style-name="P1">&gt;paiement</text:p>
      <text:p text:style-name="P1">Fin</text:p>
      <text:p text:style-name="P1"/>
      <text:p text:style-name="P1">Ce qu’il nous faut dans le site :</text:p>
      <text:p text:style-name="P1"/>
      <text:p text:style-name="P1">-une présentation des plats, avec pour chacun un titre, une image, une description et un prix</text:p>
      <text:p text:style-name="P1">-un panier dans lequel on peut ajouter/supprimer <text:s/>(+ / -) <text:s/>des plats dans notre commande tout en continuant de naviguer dans les pla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5T16:23:01.605000000</dc:date>
    <meta:editing-duration>PT58M55S</meta:editing-duration>
    <meta:editing-cycles>1</meta:editing-cycles>
    <meta:document-statistic meta:table-count="0" meta:image-count="0" meta:object-count="0" meta:page-count="1" meta:paragraph-count="11" meta:word-count="95" meta:character-count="577" meta:non-whitespace-character-count="491"/>
    <meta:generator>LibreOffice/7.4.2.3$Windows_X86_64 LibreOffice_project/382eef1f22670f7f4118c8c2dd222ec7ad009daf</meta:generator>
  </office:meta>
</office:document-meta>
</file>